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88ca4" officeooo:paragraph-rsid="00188ca4"/>
    </style:style>
    <style:style style:name="P2" style:family="paragraph" style:parent-style-name="Standard">
      <style:paragraph-properties>
        <style:tab-stops>
          <style:tab-stop style:position="11.456cm"/>
        </style:tab-stops>
      </style:paragraph-properties>
      <style:text-properties officeooo:rsid="000f1fdb" officeooo:paragraph-rsid="000f1fdb"/>
    </style:style>
    <style:style style:name="P3" style:family="paragraph" style:parent-style-name="Standard">
      <style:paragraph-properties>
        <style:tab-stops>
          <style:tab-stop style:position="11.456cm"/>
        </style:tab-stops>
      </style:paragraph-properties>
      <style:text-properties officeooo:rsid="000f1fdb" officeooo:paragraph-rsid="000f1fdb"/>
    </style:style>
    <style:style style:name="P4" style:family="paragraph" style:parent-style-name="Standard">
      <style:paragraph-properties>
        <style:tab-stops>
          <style:tab-stop style:position="11.456cm"/>
        </style:tab-stops>
      </style:paragraph-properties>
      <style:text-properties officeooo:rsid="0014e011" officeooo:paragraph-rsid="0014e011"/>
    </style:style>
    <style:style style:name="P5" style:family="paragraph">
      <style:paragraph-properties fo:text-align="center"/>
    </style:style>
    <style:style style:name="gr1" style:family="graphic">
      <style:graphic-properties draw:stroke="dash" draw:stroke-dash="Dashed_20__28_var_29_" draw:textarea-horizontal-align="justify" draw:textarea-vertical-align="middle" draw:auto-grow-height="false" fo:min-height="0.852cm" fo:min-width="4.1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6.798cm" fo:min-width="5.025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13cm" fo:min-width="2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58cm" fo:min-width="4.8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926cm" fo:min-width="3.9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2cm" fo:min-width="3.5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293cm" fo:min-width="4.51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774cm" fo:min-width="4.1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845cm" fo:min-width="3.2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993cm" fo:min-width="4.5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907cm" fo:min-width="4.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826cm" fo:min-width="3.4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619cm" fo:min-width="3.5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826cm" fo:min-width="3.8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cm" fo:min-width="4.0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732cm" fo:min-width="3.1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><text:s text:c="3"/>COLLAB’ART <text:s/>MAP </text:p>
      <text:p text:style-name="P2"/>
      <text:p text:style-name="P2"><draw:custom-shape text:anchor-type="paragraph" draw:z-index="16" draw:name="Forme3_14" draw:style-name="gr1" draw:text-style-name="P5" svg:width="5.901cm" svg:height="1.202cm" svg:x="5.011cm" svg:y="0.208cm"><text:p text:style-name="P5">PROJ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3_8" draw:style-name="gr1" draw:text-style-name="P5" svg:width="5.901cm" svg:height="1.202cm" svg:x="12.945cm" svg:y="0.071cm"><text:p text:style-name="P5">Collab’Art GALERIES 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custom-shape text:anchor-type="paragraph" draw:z-index="9" draw:name="Forme3_6" draw:style-name="gr7" draw:text-style-name="P5" svg:width="6.377cm" svg:height="1.826cm" svg:x="-1.764cm" svg:y="0.33cm"><text:p text:style-name="P5">Partenaires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><draw:custom-shape text:anchor-type="paragraph" draw:z-index="6" draw:name="Forme3_3" draw:style-name="gr10" draw:text-style-name="P5" svg:width="6.476cm" svg:height="2.816cm" svg:x="6.094cm" svg:y="0.452cm"><text:p text:style-name="P5">Intervenants artistique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3_5" draw:style-name="gr8" draw:text-style-name="P5" svg:width="5.848cm" svg:height="1.096cm" svg:x="13.077cm" svg:y="0.139cm"><text:p text:style-name="P5">CHAÎNE YOUTUBE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><draw:custom-shape text:anchor-type="paragraph" draw:z-index="1" draw:name="Forme5" draw:style-name="gr15" draw:text-style-name="P5" svg:width="5.663cm" svg:height="1.271cm" svg:x="-0.575cm" svg:y="0.24cm"><text:p text:style-name="P5">Des ko intérieure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4" draw:name="Forme3_1" draw:style-name="gr12" draw:text-style-name="P5" svg:width="4.816cm" svg:height="1.165cm" svg:x="13.739cm" svg:y="0.362cm"><text:p text:style-name="P5">Graf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><text:s text:c="147"/></text:p>
      <text:p text:style-name="P2"><draw:custom-shape text:anchor-type="paragraph" draw:z-index="5" draw:name="Forme3_2" draw:style-name="gr11" draw:text-style-name="P5" svg:width="5.954cm" svg:height="1.281cm" svg:x="-2.004cm" svg:y="0.176cm"><text:p text:style-name="P5">Customise ton meu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8" draw:style-name="gr2" svg:width="5.024cm" svg:height="10.875cm" svg:x="5.911cm" svg:y="0.176cm"><text:p><text:s text:c="6"/>Collab’Art MAP’ ART 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2"><text:s text:c="60"/></text:p>
      <text:p text:style-name="P2"><draw:custom-shape text:anchor-type="paragraph" draw:z-index="14" draw:name="Forme3_0" draw:style-name="gr3" draw:text-style-name="P5" svg:width="3.52cm" svg:height="1.149cm" svg:x="14.136cm" svg:y="0.039cm"><text:p text:style-name="P5">Mosaîque sur m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66"/></text:p>
      <text:p text:style-name="P2"/>
      <text:p text:style-name="P2"/>
      <text:p text:style-name="P2"/>
      <text:p text:style-name="P2"><draw:custom-shape text:anchor-type="paragraph" draw:z-index="18" draw:name="Forme3_16" draw:style-name="gr1" draw:text-style-name="P5" svg:width="5.901cm" svg:height="1.202cm" svg:x="12.725cm" svg:y="0.266cm"><text:p text:style-name="P5">Ingénierie <text:s/>du son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3_15" draw:style-name="gr1" draw:text-style-name="P5" svg:width="5.901cm" svg:height="1.202cm" svg:x="-2.03cm" svg:y="0.303cm"><text:p text:style-name="P5">Recyclage obje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7" draw:name="Forme3_4" draw:style-name="gr9" draw:text-style-name="P5" svg:width="4.605cm" svg:height="1.191cm" svg:x="-1.633cm" svg:y="11.146cm"><text:p text:style-name="P5">Percussion 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e3_11" draw:style-name="gr5" draw:text-style-name="P5" svg:width="5.531cm" svg:height="1.308cm" svg:x="12.601cm" svg:y="6.198cm"><text:p text:style-name="P5">3 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3_12" draw:style-name="gr4" draw:text-style-name="P5" svg:width="6.853cm" svg:height="1.07cm" svg:x="11.855cm" svg:y="4.214cm"><text:p text:style-name="P5">sérigraph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4" draw:style-name="gr14" draw:text-style-name="P5" svg:width="5.425cm" svg:height="1.165cm" svg:x="-1.871cm" svg:y="9.093cm"><text:p text:style-name="P5">Rythmique Corporelle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3_13" draw:style-name="gr1" draw:text-style-name="P5" svg:width="5.901cm" svg:height="1.202cm" svg:x="-0.968cm" svg:y="6.971cm"><text:p text:style-name="P5">CRÉATION papier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e3_17" draw:style-name="gr1" draw:text-style-name="P5" svg:width="5.901cm" svg:height="1.202cm" svg:x="-1.453cm" svg:y="4.912cm"><text:p text:style-name="P5">Tableaux tissus , <text:s/>collage 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e3_18" draw:style-name="gr1" draw:text-style-name="P5" svg:width="5.901cm" svg:height="1.202cm" svg:x="5.664cm" svg:y="11.675cm"><text:p text:style-name="P5">Bijoux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3_10" draw:style-name="gr1" draw:text-style-name="P5" svg:width="5.901cm" svg:height="1.202cm" svg:x="-1.815cm" svg:y="3.161cm"><text:p text:style-name="P5">Initiation moulage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3_9" draw:style-name="gr6" draw:text-style-name="P5" svg:width="4.948cm" svg:height="1.017cm" svg:x="-1.475cm" svg:y="1.595cm"><text:p text:style-name="P5">Initiation Peintur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2" draw:style-name="gr16" draw:text-style-name="P5" svg:width="4.472cm" svg:height="1.033cm" svg:x="13.263cm" svg:y="2.018cm"><text:p text:style-name="P5">Initiation RA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7" draw:style-name="gr13" draw:text-style-name="P5" svg:width="5.054cm" svg:height="0.874cm" svg:x="12.734cm" svg:y="9.029cm"><text:p text:style-name="P5">Jeux Vidéo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e3_7" draw:style-name="gr1" draw:text-style-name="P5" svg:width="5.901cm" svg:height="1.202cm" svg:x="12.569cm" svg:y="11.352cm"><text:p text:style-name="P5">Couture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e3_19" draw:style-name="gr1" draw:text-style-name="P5" svg:width="5.901cm" svg:height="1.202cm" svg:x="2.409cm" svg:y="10.257cm"><text:p text:style-name="P5">Forg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3_20" draw:style-name="gr1" draw:text-style-name="P5" svg:width="5.901cm" svg:height="1.202cm" svg:x="9.585cm" svg:y="10.151cm"><text:p text:style-name="P5">LAND <text:s/>ART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6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8ca4" officeooo:paragraph-rsid="00188c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4:16:23.006753532</meta:creation-date>
    <dc:date>2021-10-13T16:04:15.984343339</dc:date>
    <meta:editing-duration>PT37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" meta:character-count="353" meta:non-whitespace-character-count="13"/>
  </office:meta>
</office:document-meta>
</file>